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8c54"/>
    </style:style>
    <style:style style:name="P2" style:family="paragraph" style:parent-style-name="Standard">
      <style:text-properties officeooo:rsid="00008c54" officeooo:paragraph-rsid="00008c54"/>
    </style:style>
    <style:style style:name="T1" style:family="text">
      <style:text-properties officeooo:rsid="00008c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Vilken grupp tillhör ni?</text:p>
      <text:p text:style-name="P1"><text:span text:style-name="T1">16?</text:span><text:line-break/><text:line-break/>2. Uppskatta hur stor del av det totala projektet, i procent, som färdigställts hittills!</text:p>
      <text:p text:style-name="P1"><text:span text:style-name="T1">50%</text:span><text:line-break/><text:line-break/>3. Ange vilka delar av projektet som hittills färdigställts!</text:p>
      <text:p text:style-name="P1"><text:span text:style-name="T1">All hårvara är byggd, analoga joysticks fungerar. Stora delar av programstrukturen får båda processorerna är gjord</text:span><text:line-break/><text:line-break/>4. Ange vilka delar av projektet som återstår!</text:p>
      <text:p text:style-name="P1"><text:span text:style-name="T1">Få LED matrisen att fungera, skicka data med UART från spelprocessorn till displayprocessorn. Implementera programkod för att se om någon spelare vinner. Räkna poäng med 7-segments displayerna. </text:span><text:line-break/><text:line-break/>5. Identifiera möjliga framtida problem!</text:p>
      <text:p text:style-name="P1"><text:span text:style-name="T1">LED matrisen kan vara en utmaning, även att ta emot UART-data och avkoda det rätt kan vara svårt. Det kanske också är svårt att programmera spelprocessorn att upptäcka om någon vinner.</text:span><text:line-break/><text:line-break/>5a. Är något/några av dessa problem så allvarliga att det riskerar att stjälpa projektet?</text:p>
      <text:p text:style-name="P1"><text:span text:style-name="T1">Nej, antagligen inte. </text:span><text:line-break/><text:line-break/>5b. Kan man vidtaga några åtgärder för att eliminera problemen? Vilka?</text:p>
      <text:p text:style-name="P1"><text:span text:style-name="T1">Om vi inte lyckas med vinst-detektering kan vi I värsta fall skippa den funktionen.</text:span><text:line-break/><text:line-break/>6. Försök uppskatta en tidplan för resterande delar av projektet. När kommer ni kunna visa en fungerande apparat?</text:p>
      <text:p text:style-name="P1"><text:span text:style-name="T1">Vi siktar på att vara färdiga den 13 Mars enligt tidsplanen.</text:span><text:line-break/><text:line-break/>7. Är arbetsbelastningen jämn över hela gruppen? Om inte, ange varför!</text:p>
      <text:p text:style-name="P1"><text:span text:style-name="T1">Vissa ha jobbat mer med härdvaran/virandet och andra har kodat mer, men ja, än så länge har den totala arbetsbelastningen varit ganska jämn I gruppen</text:span><text:line-break/><text:line-break/>8. Är resurstilldelningen i form av handledning/komponenter/tid tillräcklig? (Motivera tydligt)</text:p>
      <text:p text:style-name="P1"><text:span text:style-name="T1">Ja</text:span><text:line-break/><text:line-break/>9.  Övriga frågor/påståenden/observationer som kursledningen bör ha vetskap om är: </text:p>
      <text:p text:style-name="P2">Vet int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2-23T22:05:07.828000000</dc:date>
    <meta:editing-duration>PT9M42S</meta:editing-duration>
    <meta:editing-cycles>1</meta:editing-cycles>
    <meta:document-statistic meta:table-count="0" meta:image-count="0" meta:object-count="0" meta:page-count="1" meta:paragraph-count="12" meta:word-count="247" meta:character-count="1627" meta:non-whitespace-character-count="1378"/>
  </office:meta>
</office:document-meta>
</file>